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d6b53" officeooo:paragraph-rsid="000d6b53"/>
    </style:style>
    <style:style style:name="P2" style:family="paragraph" style:parent-style-name="Standard">
      <style:text-properties fo:font-size="26pt" fo:font-weight="bold" officeooo:rsid="000d6b53" officeooo:paragraph-rsid="000d6b53" style:font-size-asian="26pt" style:font-weight-asian="bold" style:font-size-complex="26pt" style:font-weight-complex="bold"/>
    </style:style>
    <style:style style:name="P3" style:family="paragraph" style:parent-style-name="Standard">
      <style:text-properties officeooo:rsid="000e010c" officeooo:paragraph-rsid="000e010c"/>
    </style:style>
    <style:style style:name="P4" style:family="paragraph" style:parent-style-name="Standard">
      <style:text-properties officeooo:rsid="000e010c" officeooo:paragraph-rsid="000e010c"/>
    </style:style>
    <style:style style:name="P5" style:family="paragraph" style:parent-style-name="Standard">
      <style:paragraph-properties>
        <style:tab-stops>
          <style:tab-stop style:position="0.4118in"/>
        </style:tab-stops>
      </style:paragraph-properties>
      <style:text-properties officeooo:rsid="000e010c" officeooo:paragraph-rsid="001b6e1b"/>
    </style:style>
    <style:style style:name="P6" style:family="paragraph" style:parent-style-name="Standard">
      <style:paragraph-properties>
        <style:tab-stops>
          <style:tab-stop style:position="0.4118in"/>
        </style:tab-stops>
      </style:paragraph-properties>
      <style:text-properties officeooo:rsid="000e010c" officeooo:paragraph-rsid="001ef942"/>
    </style:style>
    <style:style style:name="P7" style:family="paragraph" style:parent-style-name="Standard">
      <style:text-properties officeooo:rsid="000e814c" officeooo:paragraph-rsid="000e814c"/>
    </style:style>
    <style:style style:name="P8" style:family="paragraph" style:parent-style-name="Standard">
      <style:paragraph-properties>
        <style:tab-stops>
          <style:tab-stop style:position="0.4118in"/>
        </style:tab-stops>
      </style:paragraph-properties>
    </style:style>
    <style:style style:name="P9" style:family="paragraph" style:parent-style-name="Standard">
      <style:paragraph-properties>
        <style:tab-stops>
          <style:tab-stop style:position="0.4118in"/>
        </style:tab-stops>
      </style:paragraph-properties>
      <style:text-properties officeooo:paragraph-rsid="0011748f"/>
    </style:style>
    <style:style style:name="P10" style:family="paragraph" style:parent-style-name="Standard">
      <style:paragraph-properties>
        <style:tab-stops>
          <style:tab-stop style:position="0.4118in"/>
        </style:tab-stops>
      </style:paragraph-properties>
      <style:text-properties officeooo:paragraph-rsid="001266dd"/>
    </style:style>
    <style:style style:name="P11" style:family="paragraph" style:parent-style-name="Standard">
      <style:paragraph-properties>
        <style:tab-stops>
          <style:tab-stop style:position="0.4118in"/>
        </style:tab-stops>
      </style:paragraph-properties>
      <style:text-properties officeooo:paragraph-rsid="00184fc8"/>
    </style:style>
    <style:style style:name="P12" style:family="paragraph" style:parent-style-name="Standard">
      <style:paragraph-properties>
        <style:tab-stops>
          <style:tab-stop style:position="0.4118in"/>
        </style:tab-stops>
      </style:paragraph-properties>
      <style:text-properties officeooo:paragraph-rsid="001a9a43"/>
    </style:style>
    <style:style style:name="P13" style:family="paragraph" style:parent-style-name="Standard">
      <style:paragraph-properties>
        <style:tab-stops>
          <style:tab-stop style:position="0.4118in"/>
        </style:tab-stops>
      </style:paragraph-properties>
      <style:text-properties officeooo:paragraph-rsid="001b4825"/>
    </style:style>
    <style:style style:name="P14" style:family="paragraph" style:parent-style-name="Standard">
      <style:paragraph-properties>
        <style:tab-stops>
          <style:tab-stop style:position="0.4118in"/>
        </style:tab-stops>
      </style:paragraph-properties>
      <style:text-properties officeooo:paragraph-rsid="001ef942"/>
    </style:style>
    <style:style style:name="P15" style:family="paragraph" style:parent-style-name="Standard">
      <style:text-properties officeooo:rsid="00107503" officeooo:paragraph-rsid="00107503"/>
    </style:style>
    <style:style style:name="P16" style:family="paragraph" style:parent-style-name="Standard">
      <style:paragraph-properties>
        <style:tab-stops>
          <style:tab-stop style:position="0.4118in"/>
        </style:tab-stops>
      </style:paragraph-properties>
      <style:text-properties officeooo:rsid="00107503" officeooo:paragraph-rsid="0011748f"/>
    </style:style>
    <style:style style:name="P17" style:family="paragraph" style:parent-style-name="Standard">
      <style:text-properties officeooo:rsid="00107503" officeooo:paragraph-rsid="0016609e"/>
    </style:style>
    <style:style style:name="P18" style:family="paragraph" style:parent-style-name="Standard">
      <style:text-properties officeooo:rsid="00107503" officeooo:paragraph-rsid="001b4825"/>
    </style:style>
    <style:style style:name="P19" style:family="paragraph" style:parent-style-name="Standard">
      <style:text-properties officeooo:rsid="001266dd" officeooo:paragraph-rsid="001266dd"/>
    </style:style>
    <style:style style:name="P20" style:family="paragraph" style:parent-style-name="Standard">
      <style:paragraph-properties>
        <style:tab-stops>
          <style:tab-stop style:position="0.4118in"/>
        </style:tab-stops>
      </style:paragraph-properties>
      <style:text-properties officeooo:rsid="001266dd" officeooo:paragraph-rsid="001266dd"/>
    </style:style>
    <style:style style:name="P21" style:family="paragraph" style:parent-style-name="Standard">
      <style:text-properties officeooo:rsid="0013b95a" officeooo:paragraph-rsid="0013b95a"/>
    </style:style>
    <style:style style:name="P22" style:family="paragraph" style:parent-style-name="Standard">
      <style:text-properties officeooo:rsid="001442bd" officeooo:paragraph-rsid="001442bd"/>
    </style:style>
    <style:style style:name="P23" style:family="paragraph" style:parent-style-name="Standard">
      <style:text-properties officeooo:rsid="0015d0ca" officeooo:paragraph-rsid="0015d0ca"/>
    </style:style>
    <style:style style:name="P24" style:family="paragraph" style:parent-style-name="Standard">
      <style:text-properties officeooo:rsid="00184fc8" officeooo:paragraph-rsid="00184fc8"/>
    </style:style>
    <style:style style:name="P25" style:family="paragraph" style:parent-style-name="Standard">
      <style:paragraph-properties>
        <style:tab-stops>
          <style:tab-stop style:position="0.4118in"/>
        </style:tab-stops>
      </style:paragraph-properties>
      <style:text-properties officeooo:rsid="00184fc8" officeooo:paragraph-rsid="00184fc8"/>
    </style:style>
    <style:style style:name="P26" style:family="paragraph" style:parent-style-name="Standard">
      <style:text-properties officeooo:rsid="001a9a43" officeooo:paragraph-rsid="001a9a43"/>
    </style:style>
    <style:style style:name="P27" style:family="paragraph" style:parent-style-name="Standard">
      <style:paragraph-properties>
        <style:tab-stops>
          <style:tab-stop style:position="0.4118in"/>
        </style:tab-stops>
      </style:paragraph-properties>
      <style:text-properties officeooo:rsid="001a9a43" officeooo:paragraph-rsid="001a9a43"/>
    </style:style>
    <style:style style:name="P28" style:family="paragraph" style:parent-style-name="Standard">
      <style:text-properties officeooo:rsid="001b4825" officeooo:paragraph-rsid="001b4825"/>
    </style:style>
    <style:style style:name="P29" style:family="paragraph" style:parent-style-name="Standard">
      <style:paragraph-properties>
        <style:tab-stops>
          <style:tab-stop style:position="0.4118in"/>
        </style:tab-stops>
      </style:paragraph-properties>
      <style:text-properties officeooo:rsid="001b4825" officeooo:paragraph-rsid="001b4825"/>
    </style:style>
    <style:style style:name="P30" style:family="paragraph" style:parent-style-name="Standard">
      <style:text-properties officeooo:rsid="001b4825" officeooo:paragraph-rsid="001d43b8"/>
    </style:style>
    <style:style style:name="P31" style:family="paragraph" style:parent-style-name="Standard">
      <style:text-properties officeooo:rsid="001d43b8" officeooo:paragraph-rsid="001d43b8"/>
    </style:style>
    <style:style style:name="P32" style:family="paragraph" style:parent-style-name="Standard">
      <style:text-properties officeooo:rsid="001ef942" officeooo:paragraph-rsid="001ef942"/>
    </style:style>
    <style:style style:name="P33" style:family="paragraph" style:parent-style-name="Standard">
      <style:paragraph-properties>
        <style:tab-stops>
          <style:tab-stop style:position="0.4118in"/>
        </style:tab-stops>
      </style:paragraph-properties>
      <style:text-properties officeooo:rsid="001ef942" officeooo:paragraph-rsid="001ef942"/>
    </style:style>
    <style:style style:name="P34" style:family="paragraph" style:parent-style-name="Standard">
      <style:text-properties officeooo:rsid="0022800e" officeooo:paragraph-rsid="0022800e"/>
    </style:style>
    <style:style style:name="T1" style:family="text">
      <style:text-properties fo:color="#000000" style:font-name="Menlo-Regular" fo:font-size="12pt" style:font-size-asian="12pt"/>
    </style:style>
    <style:style style:name="T2" style:family="text">
      <style:text-properties fo:color="#000000" style:font-name="Menlo-Regular" fo:font-size="12pt" fo:font-weight="normal" style:font-size-asian="12pt" style:font-weight-asian="normal"/>
    </style:style>
    <style:style style:name="T3" style:family="text">
      <style:text-properties fo:color="#000000" style:font-name="Menlo-Bold" fo:font-size="12pt" fo:font-weight="bold" style:font-size-asian="12pt" style:font-weight-asian="bold"/>
    </style:style>
    <style:style style:name="T4" style:family="text">
      <style:text-properties fo:color="#9b2393" style:font-name="Menlo-Bold" fo:font-size="12pt" fo:font-weight="bold" style:font-size-asian="12pt" style:font-weight-asian="bold"/>
    </style:style>
    <style:style style:name="T5" style:family="text">
      <style:text-properties fo:color="#0f68a0" style:font-name="Menlo-Regular" fo:font-size="12pt" fo:font-weight="normal" style:font-size-asian="12pt" style:font-weight-asian="normal"/>
    </style:style>
    <style:style style:name="T6" style:family="text">
      <style:text-properties fo:color="#c41a16" style:font-name="Menlo-Regular" fo:font-size="12pt" fo:font-weight="normal" style:font-size-asian="12pt" style:font-weight-asian="normal"/>
    </style:style>
    <style:style style:name="T7" style:family="text">
      <style:text-properties fo:color="#6c36a9" style:font-name="Menlo-Regular" fo:font-size="12pt" fo:font-weight="normal" style:font-size-asian="12pt" style:font-weight-asian="normal"/>
    </style:style>
    <style:style style:name="T8" style:family="text">
      <style:text-properties fo:color="#6c36a9" style:font-name="Menlo-Regular" fo:font-size="12pt" fo:font-weight="normal" officeooo:rsid="001266dd" style:font-size-asian="12pt" style:font-weight-asian="normal"/>
    </style:style>
    <style:style style:name="T9" style:family="text">
      <style:text-properties fo:color="#5d6c79" style:font-name="Menlo-Regular" fo:font-size="12pt" fo:font-weight="normal" style:font-size-asian="12pt" style:font-weight-asian="normal"/>
    </style:style>
    <style:style style:name="T10" style:family="text">
      <style:text-properties fo:color="#326d74" style:font-name="Menlo-Regular" fo:font-size="12pt" fo:font-weight="normal" style:font-size-asian="12pt" style:font-weight-asian="normal"/>
    </style:style>
    <style:style style:name="T11" style:family="text">
      <style:text-properties fo:color="#3900a0" style:font-name="Menlo-Regular" fo:font-size="12pt" fo:font-weight="normal" style:font-size-asian="12pt" style:font-weight-asian="normal"/>
    </style:style>
    <style:style style:name="T12" style:family="text">
      <style:text-properties officeooo:rsid="001442bd"/>
    </style:style>
    <style:style style:name="T13" style:family="text">
      <style:text-properties officeooo:rsid="0016609e"/>
    </style:style>
    <style:style style:name="T14" style:family="text">
      <style:text-properties officeooo:rsid="0018968f"/>
    </style:style>
    <style:style style:name="T15" style:family="text">
      <style:text-properties officeooo:rsid="001b48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eychain</text:p>
      <text:p text:style-name="P1"/>
      <text:p text:style-name="P1">We should not store sensitive and private information to a normal storage. It is better if we store them to Keychain.</text:p>
      <text:p text:style-name="P1"/>
      <text:p text:style-name="P3">Create a new empty view application. Name it HelloKeychain1.</text:p>
      <text:p text:style-name="P3"/>
      <text:p text:style-name="P3">Edit ViewController.swift.</text:p>
      <text:p text:style-name="P3"/>
      <text:p text:style-name="P3">Create a variable inside ViewController class.</text:p>
      <text:p text:style-name="P3"/>
      <text:p text:style-name="P3"><text:span text:style-name="T1"><text:s text:c="4"/></text:span><text:span text:style-name="T4">private</text:span><text:span text:style-name="T2"> </text:span><text:span text:style-name="T4">let</text:span><text:span text:style-name="T2"> </text:span><text:span text:style-name="T5">server</text:span><text:span text:style-name="T2"> = </text:span><text:span text:style-name="T6">"server1"</text:span></text:p>
      <text:p text:style-name="P3"/>
      <text:p text:style-name="P7">We create methods to insert data into keychain, read data from keychain, updata data in keychain, and delete data from keychain.</text:p>
      <text:p text:style-name="P7"/>
      <text:p text:style-name="P7"><text:span text:style-name="T1"><text:s text:c="4"/></text:span><text:span text:style-name="T4">override</text:span><text:span text:style-name="T2"> </text:span><text:span text:style-name="T4">func</text:span><text:span text:style-name="T2"> </text:span><text:span text:style-name="T5">viewDidLoad</text:span><text:span text:style-name="T2">() {</text:span></text:p>
      <text:p text:style-name="P8"><text:span text:style-name="T2"><text:s text:c="8"/></text:span><text:span text:style-name="T4">super</text:span><text:span text:style-name="T2">.</text:span><text:span text:style-name="T7">viewDidLoad</text:span><text:span text:style-name="T2">()</text:span></text:p>
      <text:p text:style-name="P8"><text:span text:style-name="T2"><text:s text:c="8"/></text:span><text:span text:style-name="T9">// Do any additional setup after loading the view.</text:span></text:p>
      <text:p text:style-name="P8"><text:span text:style-name="T2"><text:s text:c="8"/></text:span></text:p>
      <text:p text:style-name="P8"><text:span text:style-name="T2"><text:s text:c="8"/></text:span><text:span text:style-name="T10">saveIntoKeychain</text:span><text:span text:style-name="T2">()</text:span></text:p>
      <text:p text:style-name="P8"><text:span text:style-name="T2"><text:s text:c="8"/></text:span><text:span text:style-name="T10">readFromKeychain</text:span><text:span text:style-name="T2">()</text:span></text:p>
      <text:p text:style-name="P8"><text:span text:style-name="T2"><text:s text:c="8"/></text:span><text:span text:style-name="T10">updateToKeychain</text:span><text:span text:style-name="T2">()</text:span></text:p>
      <text:p text:style-name="P8"><text:span text:style-name="T2"><text:s text:c="8"/></text:span><text:span text:style-name="T10">readFromKeychain</text:span><text:span text:style-name="T2">()</text:span></text:p>
      <text:p text:style-name="P8"><text:span text:style-name="T2"><text:s text:c="8"/></text:span><text:span text:style-name="T10">deleteFromKeychain</text:span><text:span text:style-name="T2">()</text:span></text:p>
      <text:p text:style-name="P8"><text:span text:style-name="T2"><text:s text:c="8"/></text:span><text:span text:style-name="T10">readFromKeychain</text:span><text:span text:style-name="T2">()</text:span></text:p>
      <text:p text:style-name="P7"><text:span text:style-name="T2"><text:s text:c="4"/>}</text:span></text:p>
      <text:p text:style-name="P3"/>
      <text:p text:style-name="P15"><text:bookmark-start text:name="__DdeLink__384_4140010065"/>Create a method to insert data into keychain.<text:bookmark-end text:name="__DdeLink__384_4140010065"/></text:p>
      <text:p text:style-name="P15"/>
      <text:p text:style-name="P15"><text:span text:style-name="T1"><text:s text:c="4"/></text:span><text:span text:style-name="T4">func</text:span><text:span text:style-name="T2"> </text:span><text:span text:style-name="T5">saveIntoKeychain</text:span><text:span text:style-name="T2">() {</text:span></text:p>
      <text:p text:style-name="P8"><text:bookmark-start text:name="__DdeLink__318_4140010065"/><text:span text:style-name="T2"><text:s text:c="8"/></text:span><text:span text:style-name="T4">let</text:span><text:span text:style-name="T2"> account = </text:span><text:span text:style-name="T6">"email1@domain1.com"</text:span></text:p>
      <text:p text:style-name="P8"><text:span text:style-name="T2"><text:s text:c="8"/></text:span><text:span text:style-name="T4">let</text:span><text:span text:style-name="T2"> token = </text:span><text:span text:style-name="T6">"token1"</text:span><text:span text:style-name="T2">.</text:span><text:span text:style-name="T7">data</text:span><text:span text:style-name="T2">(using: .</text:span><text:span text:style-name="T7">utf8</text:span><text:span text:style-name="T2">)!</text:span><text:bookmark-end text:name="__DdeLink__318_4140010065"/></text:p>
      <text:p text:style-name="P8"><text:span text:style-name="T2"><text:s text:c="8"/></text:span></text:p>
      <text:p text:style-name="P8"><text:bookmark-start text:name="__DdeLink__320_4140010065"/><text:span text:style-name="T2"><text:s text:c="8"/></text:span><text:span text:style-name="T4">let</text:span><text:span text:style-name="T2"> query: [</text:span><text:span text:style-name="T11">String</text:span><text:span text:style-name="T2">: </text:span><text:span text:style-name="T4">Any</text:span><text:span text:style-name="T2">] = [</text:span><text:span text:style-name="T7">kSecClass</text:span><text:span text:style-name="T2"> </text:span><text:span text:style-name="T4">as</text:span><text:span text:style-name="T2"> </text:span><text:span text:style-name="T11">String</text:span><text:span text:style-name="T2">: </text:span><text:span text:style-name="T7">kSecClassInternetPassword</text:span><text:span text:style-name="T2">,</text:span></text:p>
      <text:p text:style-name="P8"><text:span text:style-name="T2"><text:s text:c="36"/></text:span><text:span text:style-name="T7">kSecAttrAccount</text:span><text:span text:style-name="T2"> </text:span><text:span text:style-name="T4">as</text:span><text:span text:style-name="T2"> </text:span><text:span text:style-name="T11">String</text:span><text:span text:style-name="T2">: account,</text:span></text:p>
      <text:p text:style-name="P8"><text:span text:style-name="T2"><text:s text:c="36"/></text:span><text:span text:style-name="T7">kSecAttrServer</text:span><text:span text:style-name="T2"> </text:span><text:span text:style-name="T4">as</text:span><text:span text:style-name="T2"> </text:span><text:span text:style-name="T11">String</text:span><text:span text:style-name="T2">: </text:span><text:span text:style-name="T4">self</text:span><text:span text:style-name="T2">.</text:span><text:span text:style-name="T10">server</text:span><text:span text:style-name="T2">,</text:span></text:p>
      <text:p text:style-name="P8"><text:span text:style-name="T2"><text:s text:c="36"/></text:span><text:span text:style-name="T7">kSecValueData</text:span><text:span text:style-name="T2"> </text:span><text:span text:style-name="T4">as</text:span><text:span text:style-name="T2"> </text:span><text:span text:style-name="T11">String</text:span><text:span text:style-name="T2">: token]</text:span><text:bookmark-end text:name="__DdeLink__320_4140010065"/></text:p>
      <text:p text:style-name="P8"><text:span text:style-name="T2"><text:s text:c="8"/></text:span><text:span text:style-name="T4">let</text:span><text:span text:style-name="T2"> status = </text:span><text:span text:style-name="T7">SecItemAdd</text:span><text:span text:style-name="T2">(query </text:span><text:span text:style-name="T4">as</text:span><text:span text:style-name="T2"> </text:span><text:span text:style-name="T11">CFDictionary</text:span><text:span text:style-name="T2">, </text:span><text:span text:style-name="T4">nil</text:span><text:span text:style-name="T2">)</text:span></text:p>
      <text:p text:style-name="P8"><text:span text:style-name="T2"><text:s text:c="8"/></text:span></text:p>
      <text:p text:style-name="P8"><text:span text:style-name="T2"><text:s text:c="8"/></text:span><text:span text:style-name="T4">guard</text:span><text:span text:style-name="T2"> status </text:span><text:span text:style-name="T7">==</text:span><text:span text:style-name="T2"> </text:span><text:span text:style-name="T7">errSecSuccess</text:span><text:span text:style-name="T2"> </text:span><text:span text:style-name="T4">else</text:span><text:span text:style-name="T2"> { </text:span><text:span text:style-name="T7">print</text:span><text:span text:style-name="T2">(</text:span><text:span text:style-name="T6">"Error in saveIntoKeychain"</text:span><text:span text:style-name="T2">); </text:span><text:span text:style-name="T4">return</text:span><text:span text:style-name="T2">; }</text:span></text:p>
      <text:p text:style-name="P15"><text:span text:style-name="T2"><text:s text:c="4"/>}</text:span></text:p>
      <text:p text:style-name="P3"/>
      <text:p text:style-name="P15">In this case, we assume we want to save the token from JSON Web Token authentication that we receive from the server. The token must be converted to bytes.</text:p>
      <text:p text:style-name="P15"/>
      <text:p text:style-name="P9"><text:soft-page-break/><text:span text:style-name="T2"><text:s text:c="8"/></text:span><text:span text:style-name="T4">let</text:span><text:span text:style-name="T2"> account = </text:span><text:span text:style-name="T6">"email1@domain1.com"</text:span></text:p>
      <text:p text:style-name="P16"><text:span text:style-name="T2"><text:s text:c="8"/></text:span><text:span text:style-name="T4">let</text:span><text:span text:style-name="T2"> token = </text:span><text:span text:style-name="T6">"token1"</text:span><text:span text:style-name="T2">.</text:span><text:span text:style-name="T7">data</text:span><text:span text:style-name="T2">(using: .</text:span><text:span text:style-name="T7">utf8</text:span><text:span text:style-name="T2">)!</text:span></text:p>
      <text:p text:style-name="P3"/>
      <text:p text:style-name="P19">Then we create a dictionary of our data.</text:p>
      <text:p text:style-name="P19"/>
      <text:p text:style-name="P10"><text:bookmark-start text:name="__DdeLink__322_4140010065"/><text:span text:style-name="T2"><text:s text:c="8"/></text:span><text:span text:style-name="T4">let</text:span><text:span text:style-name="T2"> query: [</text:span><text:span text:style-name="T11">String</text:span><text:span text:style-name="T2">: </text:span><text:span text:style-name="T4">Any</text:span><text:span text:style-name="T2">] = [</text:span><text:span text:style-name="T7">kSecClass</text:span><text:span text:style-name="T2"> </text:span><text:span text:style-name="T4">as</text:span><text:span text:style-name="T2"> </text:span><text:span text:style-name="T11">String</text:span><text:span text:style-name="T2">: </text:span><text:span text:style-name="T7">kSecClassInternetPassword</text:span><text:span text:style-name="T2">,</text:span></text:p>
      <text:p text:style-name="P10"><text:span text:style-name="T2"><text:s text:c="36"/></text:span><text:span text:style-name="T7">kSecAttrAccount</text:span><text:span text:style-name="T2"> </text:span><text:span text:style-name="T4">as</text:span><text:span text:style-name="T2"> </text:span><text:span text:style-name="T11">String</text:span><text:span text:style-name="T2">: account,</text:span></text:p>
      <text:p text:style-name="P10"><text:span text:style-name="T2"><text:s text:c="36"/></text:span><text:span text:style-name="T7">kSecAttrServer</text:span><text:span text:style-name="T2"> </text:span><text:span text:style-name="T4">as</text:span><text:span text:style-name="T2"> </text:span><text:span text:style-name="T11">String</text:span><text:span text:style-name="T2">: </text:span><text:span text:style-name="T4">self</text:span><text:span text:style-name="T2">.</text:span><text:span text:style-name="T10">server</text:span><text:span text:style-name="T2">,</text:span></text:p>
      <text:p text:style-name="P20"><text:span text:style-name="T2"><text:s text:c="36"/></text:span><text:span text:style-name="T7">kSecValueData</text:span><text:span text:style-name="T2"> </text:span><text:span text:style-name="T4">as</text:span><text:span text:style-name="T2"> </text:span><text:span text:style-name="T11">String</text:span><text:span text:style-name="T2">: token]</text:span><text:bookmark-end text:name="__DdeLink__322_4140010065"/></text:p>
      <text:p text:style-name="P3"/>
      <text:p text:style-name="P19">We use internet password class of data because we want to save the server of the token. But if we don’t need that, we can use generic password class of data and omit the server like this:</text:p>
      <text:p text:style-name="P19"/>
      <text:p text:style-name="P10"><text:span text:style-name="T2"><text:s text:c="8"/></text:span><text:span text:style-name="T4">let</text:span><text:span text:style-name="T2"> query: [</text:span><text:span text:style-name="T11">String</text:span><text:span text:style-name="T2">: </text:span><text:span text:style-name="T4">Any</text:span><text:span text:style-name="T2">] = [</text:span><text:span text:style-name="T7">kSecClass</text:span><text:span text:style-name="T2"> </text:span><text:span text:style-name="T4">as</text:span><text:span text:style-name="T2"> </text:span><text:span text:style-name="T11">String</text:span><text:span text:style-name="T2">: </text:span><text:span text:style-name="T7">kSecClass</text:span><text:span text:style-name="T8">Generic</text:span><text:span text:style-name="T7">Password</text:span><text:span text:style-name="T2">,</text:span></text:p>
      <text:p text:style-name="P10"><text:span text:style-name="T2"><text:s text:c="36"/></text:span><text:span text:style-name="T7">kSecAttrAccount</text:span><text:span text:style-name="T2"> </text:span><text:span text:style-name="T4">as</text:span><text:span text:style-name="T2"> </text:span><text:span text:style-name="T11">String</text:span><text:span text:style-name="T2">: account,</text:span></text:p>
      <text:p text:style-name="P20"><text:span text:style-name="T2"><text:s text:c="36"/></text:span><text:span text:style-name="T7">kSecValueData</text:span><text:span text:style-name="T2"> </text:span><text:span text:style-name="T4">as</text:span><text:span text:style-name="T2"> </text:span><text:span text:style-name="T11">String</text:span><text:span text:style-name="T2">: token]</text:span></text:p>
      <text:p text:style-name="P3"/>
      <text:p text:style-name="P21">Then we add this dictionary of the data to the keychain <text:span text:style-name="T12">using “SecItemAdd” method.</text:span></text:p>
      <text:p text:style-name="P21"/>
      <text:p text:style-name="P21"><text:span text:style-name="T1"><text:s text:c="8"/></text:span><text:span text:style-name="T4">let</text:span><text:span text:style-name="T2"> status = </text:span><text:span text:style-name="T7">SecItemAdd</text:span><text:span text:style-name="T2">(query </text:span><text:span text:style-name="T4">as</text:span><text:span text:style-name="T2"> </text:span><text:span text:style-name="T11">CFDictionary</text:span><text:span text:style-name="T2">, </text:span><text:span text:style-name="T4">nil</text:span><text:span text:style-name="T2">)</text:span></text:p>
      <text:p text:style-name="P3"/>
      <text:p text:style-name="P22">The second parameter of this method is the result of the operation. For adding item,we don’t need it.</text:p>
      <text:p text:style-name="P22"/>
      <text:p text:style-name="P23">We can check whether the method is successful or not.</text:p>
      <text:p text:style-name="P23"/>
      <text:p text:style-name="P23"><text:span text:style-name="T4">guard</text:span><text:span text:style-name="T2"> status </text:span><text:span text:style-name="T7">==</text:span><text:span text:style-name="T2"> </text:span><text:span text:style-name="T7">errSecSuccess</text:span><text:span text:style-name="T2"> </text:span><text:span text:style-name="T4">else</text:span><text:span text:style-name="T2"> { </text:span><text:span text:style-name="T7">print</text:span><text:span text:style-name="T2">(</text:span><text:span text:style-name="T6">"Error in saveIntoKeychain"</text:span><text:span text:style-name="T2">); </text:span><text:span text:style-name="T4">return</text:span><text:span text:style-name="T2">; }</text:span></text:p>
      <text:p text:style-name="P3"/>
      <text:p text:style-name="P17"><text:bookmark-start text:name="__DdeLink__836_4140010065"/>Create a method to <text:span text:style-name="T13">read</text:span> data <text:span text:style-name="T13">from the</text:span> keychain.<text:bookmark-end text:name="__DdeLink__836_4140010065"/></text:p>
      <text:p text:style-name="P3"/>
      <text:p text:style-name="P3"><text:span text:style-name="T1"><text:s text:c="4"/></text:span><text:span text:style-name="T4">func</text:span><text:span text:style-name="T2"> </text:span><text:span text:style-name="T5">readFromKeychain</text:span><text:span text:style-name="T2">() {</text:span></text:p>
      <text:p text:style-name="P8"><text:bookmark-start text:name="__DdeLink__718_4140010065"/><text:span text:style-name="T2"><text:s text:c="8"/></text:span><text:span text:style-name="T4">let</text:span><text:span text:style-name="T2"> query: [</text:span><text:span text:style-name="T11">String</text:span><text:span text:style-name="T2">: </text:span><text:span text:style-name="T4">Any</text:span><text:span text:style-name="T2">] = [</text:span><text:span text:style-name="T7">kSecClass</text:span><text:span text:style-name="T2"> </text:span><text:span text:style-name="T4">as</text:span><text:span text:style-name="T2"> </text:span><text:span text:style-name="T11">String</text:span><text:span text:style-name="T2">: </text:span><text:span text:style-name="T7">kSecClassInternetPassword</text:span><text:span text:style-name="T2">,</text:span></text:p>
      <text:p text:style-name="P8"><text:span text:style-name="T2"><text:s text:c="36"/></text:span><text:span text:style-name="T7">kSecAttrServer</text:span><text:span text:style-name="T2"> </text:span><text:span text:style-name="T4">as</text:span><text:span text:style-name="T2"> </text:span><text:span text:style-name="T11">String</text:span><text:span text:style-name="T2">: </text:span><text:span text:style-name="T10">server</text:span><text:span text:style-name="T2">,</text:span></text:p>
      <text:p text:style-name="P8"><text:span text:style-name="T2"><text:s text:c="36"/></text:span><text:span text:style-name="T7">kSecMatchLimit</text:span><text:span text:style-name="T2"> </text:span><text:span text:style-name="T4">as</text:span><text:span text:style-name="T2"> </text:span><text:span text:style-name="T11">String</text:span><text:span text:style-name="T2">: </text:span><text:span text:style-name="T7">kSecMatchLimitOne</text:span><text:span text:style-name="T2">,</text:span></text:p>
      <text:p text:style-name="P8"><text:span text:style-name="T2"><text:s text:c="36"/></text:span><text:span text:style-name="T7">kSecReturnAttributes</text:span><text:span text:style-name="T2"> </text:span><text:span text:style-name="T4">as</text:span><text:span text:style-name="T2"> </text:span><text:span text:style-name="T11">String</text:span><text:span text:style-name="T2">: </text:span><text:span text:style-name="T4">true</text:span><text:span text:style-name="T2">,</text:span></text:p>
      <text:p text:style-name="P8"><text:span text:style-name="T2"><text:s text:c="36"/></text:span><text:span text:style-name="T7">kSecReturnData</text:span><text:span text:style-name="T2"> </text:span><text:span text:style-name="T4">as</text:span><text:span text:style-name="T2"> </text:span><text:span text:style-name="T11">String</text:span><text:span text:style-name="T2">: </text:span><text:span text:style-name="T4">true</text:span><text:span text:style-name="T2">]</text:span><text:bookmark-end text:name="__DdeLink__718_4140010065"/></text:p>
      <text:p text:style-name="P8"><text:span text:style-name="T2"><text:s text:c="8"/></text:span></text:p>
      <text:p text:style-name="P8"><text:bookmark-start text:name="__DdeLink__720_4140010065"/><text:span text:style-name="T2"><text:s text:c="8"/></text:span><text:span text:style-name="T4">var</text:span><text:span text:style-name="T2"> item: </text:span><text:span text:style-name="T11">CFTypeRef</text:span><text:span text:style-name="T2">?</text:span></text:p>
      <text:p text:style-name="P8"><text:span text:style-name="T2"><text:s text:c="8"/></text:span><text:span text:style-name="T4">let</text:span><text:span text:style-name="T2"> status = </text:span><text:span text:style-name="T7">SecItemCopyMatching</text:span><text:span text:style-name="T2">(query </text:span><text:span text:style-name="T4">as</text:span><text:span text:style-name="T2"> </text:span><text:span text:style-name="T11">CFDictionary</text:span><text:span text:style-name="T2">, &amp;item)</text:span><text:bookmark-end text:name="__DdeLink__720_4140010065"/></text:p>
      <text:p text:style-name="P8"><text:soft-page-break/><text:span text:style-name="T2"><text:s text:c="8"/></text:span></text:p>
      <text:p text:style-name="P8"><text:span text:style-name="T2"><text:s text:c="8"/></text:span><text:span text:style-name="T4">guard</text:span><text:span text:style-name="T2"> status </text:span><text:span text:style-name="T7">==</text:span><text:span text:style-name="T2"> </text:span><text:span text:style-name="T7">errSecSuccess</text:span><text:span text:style-name="T2"> </text:span><text:span text:style-name="T4">else</text:span><text:span text:style-name="T2"> { </text:span><text:span text:style-name="T7">print</text:span><text:span text:style-name="T2">(</text:span><text:span text:style-name="T6">"Error in readFromKeychain"</text:span><text:span text:style-name="T2">); </text:span><text:span text:style-name="T4">return</text:span><text:span text:style-name="T2">; }</text:span></text:p>
      <text:p text:style-name="P8"><text:span text:style-name="T2"><text:s text:c="8"/></text:span><text:span text:style-name="T4">guard</text:span><text:span text:style-name="T2"> </text:span><text:span text:style-name="T4">let</text:span><text:span text:style-name="T2"> existingItem = item </text:span><text:span text:style-name="T4">as</text:span><text:span text:style-name="T2">? [</text:span><text:span text:style-name="T11">String</text:span><text:span text:style-name="T2">: </text:span><text:span text:style-name="T4">Any</text:span><text:span text:style-name="T2">],</text:span></text:p>
      <text:p text:style-name="P8"><text:span text:style-name="T2"><text:s text:c="8"/></text:span><text:span text:style-name="T4">let</text:span><text:span text:style-name="T2"> passwordData = existingItem[</text:span><text:span text:style-name="T7">kSecValueData</text:span><text:span text:style-name="T2"> </text:span><text:span text:style-name="T4">as</text:span><text:span text:style-name="T2"> </text:span><text:span text:style-name="T11">String</text:span><text:span text:style-name="T2">] </text:span><text:span text:style-name="T4">as</text:span><text:span text:style-name="T2">? </text:span><text:span text:style-name="T11">Data</text:span><text:span text:style-name="T2">,</text:span></text:p>
      <text:p text:style-name="P8"><text:span text:style-name="T2"><text:s text:c="12"/></text:span><text:span text:style-name="T4">let</text:span><text:span text:style-name="T2"> password = </text:span><text:span text:style-name="T11">String</text:span><text:span text:style-name="T2">(data: passwordData, encoding: .</text:span><text:span text:style-name="T7">utf8</text:span><text:span text:style-name="T2">),</text:span></text:p>
      <text:p text:style-name="P8"><text:span text:style-name="T2"><text:s text:c="12"/></text:span><text:span text:style-name="T4">let</text:span><text:span text:style-name="T2"> account = existingItem[</text:span><text:span text:style-name="T7">kSecAttrAccount</text:span><text:span text:style-name="T2"> </text:span><text:span text:style-name="T4">as</text:span><text:span text:style-name="T2"> </text:span><text:span text:style-name="T11">String</text:span><text:span text:style-name="T2">] </text:span><text:span text:style-name="T4">as</text:span><text:span text:style-name="T2">? </text:span><text:span text:style-name="T11">String</text:span></text:p>
      <text:p text:style-name="P8"><text:span text:style-name="T2"><text:s text:c="12"/></text:span><text:span text:style-name="T4">else</text:span><text:span text:style-name="T2"> {</text:span></text:p>
      <text:p text:style-name="P8"><text:span text:style-name="T2"><text:s text:c="16"/></text:span><text:span text:style-name="T7">print</text:span><text:span text:style-name="T2">(</text:span><text:span text:style-name="T6">"Error in readFromKeychain"</text:span><text:span text:style-name="T2">); </text:span><text:span text:style-name="T4">return</text:span><text:span text:style-name="T2">;</text:span></text:p>
      <text:p text:style-name="P8"><text:span text:style-name="T2"><text:s text:c="8"/>}</text:span></text:p>
      <text:p text:style-name="P8"><text:span text:style-name="T2"><text:s text:c="8"/></text:span><text:span text:style-name="T7">print</text:span><text:span text:style-name="T2">(</text:span><text:span text:style-name="T6">"readFromKeychain: </text:span><text:span text:style-name="T2">\(password)</text:span><text:span text:style-name="T6">"</text:span><text:span text:style-name="T2">)</text:span></text:p>
      <text:p text:style-name="P8"><text:span text:style-name="T2"><text:s text:c="8"/></text:span><text:span text:style-name="T7">print</text:span><text:span text:style-name="T2">(</text:span><text:span text:style-name="T6">"readFromKeychain: </text:span><text:span text:style-name="T2">\(account)</text:span><text:span text:style-name="T6">"</text:span><text:span text:style-name="T2">)</text:span></text:p>
      <text:p text:style-name="P3"><text:span text:style-name="T2"><text:s text:c="4"/>}</text:span></text:p>
      <text:p text:style-name="P3"/>
      <text:p text:style-name="P24">Create a dictionary of the query data.</text:p>
      <text:p text:style-name="P24"/>
      <text:p text:style-name="P11"><text:span text:style-name="T2"><text:s text:c="8"/></text:span><text:span text:style-name="T4">let</text:span><text:span text:style-name="T2"> query: [</text:span><text:span text:style-name="T11">String</text:span><text:span text:style-name="T2">: </text:span><text:span text:style-name="T4">Any</text:span><text:span text:style-name="T2">] = [</text:span><text:span text:style-name="T7">kSecClass</text:span><text:span text:style-name="T2"> </text:span><text:span text:style-name="T4">as</text:span><text:span text:style-name="T2"> </text:span><text:span text:style-name="T11">String</text:span><text:span text:style-name="T2">: </text:span><text:span text:style-name="T7">kSecClassInternetPassword</text:span><text:span text:style-name="T2">,</text:span></text:p>
      <text:p text:style-name="P11"><text:span text:style-name="T2"><text:s text:c="36"/></text:span><text:span text:style-name="T7">kSecAttrServer</text:span><text:span text:style-name="T2"> </text:span><text:span text:style-name="T4">as</text:span><text:span text:style-name="T2"> </text:span><text:span text:style-name="T11">String</text:span><text:span text:style-name="T2">: </text:span><text:span text:style-name="T10">server</text:span><text:span text:style-name="T2">,</text:span></text:p>
      <text:p text:style-name="P11"><text:span text:style-name="T2"><text:s text:c="36"/></text:span><text:span text:style-name="T7">kSecMatchLimit</text:span><text:span text:style-name="T2"> </text:span><text:span text:style-name="T4">as</text:span><text:span text:style-name="T2"> </text:span><text:span text:style-name="T11">String</text:span><text:span text:style-name="T2">: </text:span><text:span text:style-name="T7">kSecMatchLimitOne</text:span><text:span text:style-name="T2">,</text:span></text:p>
      <text:p text:style-name="P11"><text:span text:style-name="T2"><text:s text:c="36"/></text:span><text:span text:style-name="T7">kSecReturnAttributes</text:span><text:span text:style-name="T2"> </text:span><text:span text:style-name="T4">as</text:span><text:span text:style-name="T2"> </text:span><text:span text:style-name="T11">String</text:span><text:span text:style-name="T2">: </text:span><text:span text:style-name="T4">true</text:span><text:span text:style-name="T2">,</text:span></text:p>
      <text:p text:style-name="P25"><text:span text:style-name="T2"><text:s text:c="36"/></text:span><text:span text:style-name="T7">kSecReturnData</text:span><text:span text:style-name="T2"> </text:span><text:span text:style-name="T4">as</text:span><text:span text:style-name="T2"> </text:span><text:span text:style-name="T11">String</text:span><text:span text:style-name="T2">: </text:span><text:span text:style-name="T4">true</text:span><text:span text:style-name="T2">]</text:span></text:p>
      <text:p text:style-name="P3"/>
      <text:p text:style-name="P24">We search whether there is da<text:span text:style-name="T14">ta in the keychain for specific server. We limit it just for one result. We want to get the attributes (kSecReturnAttributes) which contains the name of the account and the data (kSecReturnData) which contains the token.</text:span></text:p>
      <text:p text:style-name="P24"/>
      <text:p text:style-name="P26">To retrieve the data, we use “SecItemCopyMatching” method.</text:p>
      <text:p text:style-name="P26"/>
      <text:p text:style-name="P12"><text:span text:style-name="T2"><text:s text:c="8"/></text:span><text:span text:style-name="T4">var</text:span><text:span text:style-name="T2"> item: </text:span><text:span text:style-name="T11">CFTypeRef</text:span><text:span text:style-name="T2">?</text:span></text:p>
      <text:p text:style-name="P27"><text:span text:style-name="T2"><text:s text:c="8"/></text:span><text:span text:style-name="T4">let</text:span><text:span text:style-name="T2"> status = </text:span><text:span text:style-name="T7">SecItemCopyMatching</text:span><text:span text:style-name="T2">(query </text:span><text:span text:style-name="T4">as</text:span><text:span text:style-name="T2"> </text:span><text:span text:style-name="T11">CFDictionary</text:span><text:span text:style-name="T2">, &amp;item)</text:span></text:p>
      <text:p text:style-name="P3"/>
      <text:p text:style-name="P26">In this case, we send “CFTypeRef” object’s reference to hold the data we are looking for.</text:p>
      <text:p text:style-name="P26"/>
      <text:p text:style-name="P28">Then we can get the data from “item” variable.</text:p>
      <text:p text:style-name="P28"/>
      <text:p text:style-name="P28"><text:span text:style-name="T1"><text:s text:c="8"/></text:span><text:span text:style-name="T4">guard</text:span><text:span text:style-name="T2"> </text:span><text:span text:style-name="T4">let</text:span><text:span text:style-name="T2"> existingItem = item </text:span><text:span text:style-name="T4">as</text:span><text:span text:style-name="T2">? [</text:span><text:span text:style-name="T11">String</text:span><text:span text:style-name="T2">: </text:span><text:span text:style-name="T4">Any</text:span><text:span text:style-name="T2">],</text:span></text:p>
      <text:p text:style-name="P8"><text:span text:style-name="T2"><text:s text:c="8"/></text:span><text:span text:style-name="T4">let</text:span><text:span text:style-name="T2"> passwordData = existingItem[</text:span><text:span text:style-name="T7">kSecValueData</text:span><text:span text:style-name="T2"> </text:span><text:span text:style-name="T4">as</text:span><text:span text:style-name="T2"> </text:span><text:span text:style-name="T11">String</text:span><text:span text:style-name="T2">] </text:span><text:span text:style-name="T4">as</text:span><text:span text:style-name="T2">? </text:span><text:span text:style-name="T11">Data</text:span><text:span text:style-name="T2">,</text:span></text:p>
      <text:p text:style-name="P8"><text:span text:style-name="T2"><text:s text:c="12"/></text:span><text:span text:style-name="T4">let</text:span><text:span text:style-name="T2"> password = </text:span><text:span text:style-name="T11">String</text:span><text:span text:style-name="T2">(data: passwordData, encoding: .</text:span><text:span text:style-name="T7">utf8</text:span><text:span text:style-name="T2">),</text:span></text:p>
      <text:p text:style-name="P8"><text:span text:style-name="T2"><text:s text:c="12"/></text:span><text:span text:style-name="T4">let</text:span><text:span text:style-name="T2"> account = existingItem[</text:span><text:span text:style-name="T7">kSecAttrAccount</text:span><text:span text:style-name="T2"> </text:span><text:span text:style-name="T4">as</text:span><text:span text:style-name="T2"> </text:span><text:span text:style-name="T11">String</text:span><text:span text:style-name="T2">] </text:span><text:span text:style-name="T4">as</text:span><text:span text:style-name="T2">? </text:span><text:span text:style-name="T11">String</text:span></text:p>
      <text:p text:style-name="P8"><text:span text:style-name="T2"><text:s text:c="12"/></text:span><text:span text:style-name="T4">else</text:span><text:span text:style-name="T2"> {</text:span></text:p>
      <text:p text:style-name="P8"><text:soft-page-break/><text:span text:style-name="T2"><text:s text:c="16"/></text:span><text:span text:style-name="T7">print</text:span><text:span text:style-name="T2">(</text:span><text:span text:style-name="T6">"Error in readFromKeychain"</text:span><text:span text:style-name="T2">); </text:span><text:span text:style-name="T4">return</text:span><text:span text:style-name="T2">;</text:span></text:p>
      <text:p text:style-name="P28"><text:span text:style-name="T2"><text:s text:c="8"/>}</text:span></text:p>
      <text:p text:style-name="P3"/>
      <text:p text:style-name="P18">Create a method to <text:span text:style-name="T15">update </text:span>data <text:span text:style-name="T15">in the</text:span> keychain.</text:p>
      <text:p text:style-name="P18"/>
      <text:p text:style-name="P18"><text:span text:style-name="T1"><text:s text:c="4"/></text:span><text:span text:style-name="T4">func</text:span><text:span text:style-name="T2"> </text:span><text:span text:style-name="T5">updateToKeychain</text:span><text:span text:style-name="T2">() {</text:span></text:p>
      <text:p text:style-name="P8"><text:span text:style-name="T2"><text:s text:c="8"/></text:span><text:span text:style-name="T4">let</text:span><text:span text:style-name="T2"> account = </text:span><text:span text:style-name="T6">"email1@domain1.com"</text:span></text:p>
      <text:p text:style-name="P8"><text:span text:style-name="T2"><text:s text:c="8"/></text:span><text:span text:style-name="T4">let</text:span><text:span text:style-name="T2"> token = </text:span><text:span text:style-name="T6">"token2"</text:span><text:span text:style-name="T2">.</text:span><text:span text:style-name="T7">data</text:span><text:span text:style-name="T2">(using: .</text:span><text:span text:style-name="T7">utf8</text:span><text:span text:style-name="T2">)!</text:span></text:p>
      <text:p text:style-name="P8"><text:span text:style-name="T2"><text:s text:c="8"/></text:span></text:p>
      <text:p text:style-name="P8"><text:bookmark-start text:name="__DdeLink__1040_4140010065"/><text:span text:style-name="T2"><text:s text:c="8"/></text:span><text:span text:style-name="T4">let</text:span><text:span text:style-name="T2"> query: [</text:span><text:span text:style-name="T11">String</text:span><text:span text:style-name="T2">: </text:span><text:span text:style-name="T4">Any</text:span><text:span text:style-name="T2">] = [</text:span><text:span text:style-name="T7">kSecClass</text:span><text:span text:style-name="T2"> </text:span><text:span text:style-name="T4">as</text:span><text:span text:style-name="T2"> </text:span><text:span text:style-name="T11">String</text:span><text:span text:style-name="T2">: </text:span><text:span text:style-name="T7">kSecClassInternetPassword</text:span><text:span text:style-name="T2">,</text:span></text:p>
      <text:p text:style-name="P8"><text:span text:style-name="T2"><text:s text:c="36"/></text:span><text:span text:style-name="T7">kSecAttrServer</text:span><text:span text:style-name="T2"> </text:span><text:span text:style-name="T4">as</text:span><text:span text:style-name="T2"> </text:span><text:span text:style-name="T11">String</text:span><text:span text:style-name="T2">: </text:span><text:span text:style-name="T4">self</text:span><text:span text:style-name="T2">.</text:span><text:span text:style-name="T10">server</text:span><text:span text:style-name="T2">]</text:span><text:bookmark-end text:name="__DdeLink__1040_4140010065"/></text:p>
      <text:p text:style-name="P8"><text:bookmark-start text:name="__DdeLink__1042_4140010065"/><text:span text:style-name="T2"><text:s text:c="8"/></text:span><text:span text:style-name="T4">let</text:span><text:span text:style-name="T2"> attributes: [</text:span><text:span text:style-name="T11">String</text:span><text:span text:style-name="T2">: </text:span><text:span text:style-name="T4">Any</text:span><text:span text:style-name="T2">] = [</text:span><text:span text:style-name="T7">kSecAttrAccount</text:span><text:span text:style-name="T2"> </text:span><text:span text:style-name="T4">as</text:span><text:span text:style-name="T2"> </text:span><text:span text:style-name="T11">String</text:span><text:span text:style-name="T2">: account,</text:span></text:p>
      <text:p text:style-name="P8"><text:span text:style-name="T2"><text:s text:c="41"/></text:span><text:span text:style-name="T7">kSecValueData</text:span><text:span text:style-name="T2"> </text:span><text:span text:style-name="T4">as</text:span><text:span text:style-name="T2"> </text:span><text:span text:style-name="T11">String</text:span><text:span text:style-name="T2">: token]</text:span><text:bookmark-end text:name="__DdeLink__1042_4140010065"/></text:p>
      <text:p text:style-name="P8"><text:bookmark-start text:name="__DdeLink__1044_4140010065"/><text:span text:style-name="T2"><text:s text:c="8"/></text:span><text:span text:style-name="T4">let</text:span><text:span text:style-name="T2"> status = </text:span><text:span text:style-name="T7">SecItemUpdate</text:span><text:span text:style-name="T2">(query </text:span><text:span text:style-name="T4">as</text:span><text:span text:style-name="T2"> </text:span><text:span text:style-name="T11">CFDictionary</text:span><text:span text:style-name="T2">, attributes </text:span><text:span text:style-name="T4">as</text:span><text:span text:style-name="T2"> </text:span><text:span text:style-name="T11">CFDictionary</text:span><text:span text:style-name="T2">)</text:span><text:bookmark-end text:name="__DdeLink__1044_4140010065"/></text:p>
      <text:p text:style-name="P8"><text:span text:style-name="T2"><text:s text:c="8"/></text:span></text:p>
      <text:p text:style-name="P8"><text:span text:style-name="T2"><text:s text:c="8"/></text:span><text:span text:style-name="T4">guard</text:span><text:span text:style-name="T2"> status </text:span><text:span text:style-name="T7">==</text:span><text:span text:style-name="T2"> </text:span><text:span text:style-name="T7">errSecSuccess</text:span><text:span text:style-name="T2"> </text:span><text:span text:style-name="T4">else</text:span><text:span text:style-name="T2"> { </text:span><text:span text:style-name="T7">print</text:span><text:span text:style-name="T2">(</text:span><text:span text:style-name="T6">"Error in updateToKeychain"</text:span><text:span text:style-name="T2">); </text:span><text:span text:style-name="T4">return</text:span><text:span text:style-name="T2">; }</text:span></text:p>
      <text:p text:style-name="P18"><text:span text:style-name="T2"><text:s text:c="4"/>}</text:span></text:p>
      <text:p text:style-name="P3"/>
      <text:p text:style-name="P28"><text:bookmark-start text:name="__DdeLink__1168_4140010065"/>We get the data which we want to update based on the server attribute.<text:bookmark-end text:name="__DdeLink__1168_4140010065"/></text:p>
      <text:p text:style-name="P28"/>
      <text:p text:style-name="P13"><text:span text:style-name="T2"><text:s text:c="8"/></text:span><text:span text:style-name="T4">let</text:span><text:span text:style-name="T2"> query: [</text:span><text:span text:style-name="T11">String</text:span><text:span text:style-name="T2">: </text:span><text:span text:style-name="T4">Any</text:span><text:span text:style-name="T2">] = [</text:span><text:span text:style-name="T7">kSecClass</text:span><text:span text:style-name="T2"> </text:span><text:span text:style-name="T4">as</text:span><text:span text:style-name="T2"> </text:span><text:span text:style-name="T11">String</text:span><text:span text:style-name="T2">: </text:span><text:span text:style-name="T7">kSecClassInternetPassword</text:span><text:span text:style-name="T2">,</text:span></text:p>
      <text:p text:style-name="P29"><text:span text:style-name="T2"><text:s text:c="36"/></text:span><text:span text:style-name="T7">kSecAttrServer</text:span><text:span text:style-name="T2"> </text:span><text:span text:style-name="T4">as</text:span><text:span text:style-name="T2"> </text:span><text:span text:style-name="T11">String</text:span><text:span text:style-name="T2">: </text:span><text:span text:style-name="T4">self</text:span><text:span text:style-name="T2">.</text:span><text:span text:style-name="T10">server</text:span><text:span text:style-name="T2">]</text:span></text:p>
      <text:p text:style-name="P3"/>
      <text:p text:style-name="P28">We create a dictionary to hold the new data for the account and the token.</text:p>
      <text:p text:style-name="P28"/>
      <text:p text:style-name="P13"><text:span text:style-name="T2"><text:s text:c="8"/></text:span><text:span text:style-name="T4">let</text:span><text:span text:style-name="T2"> attributes: [</text:span><text:span text:style-name="T11">String</text:span><text:span text:style-name="T2">: </text:span><text:span text:style-name="T4">Any</text:span><text:span text:style-name="T2">] = [</text:span><text:span text:style-name="T7">kSecAttrAccount</text:span><text:span text:style-name="T2"> </text:span><text:span text:style-name="T4">as</text:span><text:span text:style-name="T2"> </text:span><text:span text:style-name="T11">String</text:span><text:span text:style-name="T2">: account,</text:span></text:p>
      <text:p text:style-name="P29"><text:span text:style-name="T2"><text:s text:c="41"/></text:span><text:span text:style-name="T7">kSecValueData</text:span><text:span text:style-name="T2"> </text:span><text:span text:style-name="T4">as</text:span><text:span text:style-name="T2"> </text:span><text:span text:style-name="T11">String</text:span><text:span text:style-name="T2">: token]</text:span></text:p>
      <text:p text:style-name="P3"/>
      <text:p text:style-name="P28">We update the data in the keychain with “SecItemUpdate” method.</text:p>
      <text:p text:style-name="P3"/>
      <text:p text:style-name="P5"><text:span text:style-name="T2"><text:s text:c="8"/></text:span><text:span text:style-name="T4">let</text:span><text:span text:style-name="T2"> status = </text:span><text:span text:style-name="T7">SecItemUpdate</text:span><text:span text:style-name="T2">(query </text:span><text:span text:style-name="T4">as</text:span><text:span text:style-name="T2"> </text:span><text:span text:style-name="T11">CFDictionary</text:span><text:span text:style-name="T2">, attributes </text:span><text:span text:style-name="T4">as</text:span><text:span text:style-name="T2"> </text:span><text:span text:style-name="T11">CFDictionary</text:span><text:span text:style-name="T2">)</text:span></text:p>
      <text:p text:style-name="P3"/>
      <text:p text:style-name="P31">Create a method to delete the data from the keychain.</text:p>
      <text:p text:style-name="P31"/>
      <text:p text:style-name="P31"><text:span text:style-name="T1"><text:s text:c="4"/></text:span><text:span text:style-name="T4">func</text:span><text:span text:style-name="T2"> </text:span><text:span text:style-name="T5">deleteFromKeychain</text:span><text:span text:style-name="T2">() {</text:span></text:p>
      <text:p text:style-name="P8"><text:span text:style-name="T2"><text:s text:c="8"/></text:span><text:span text:style-name="T4">let</text:span><text:span text:style-name="T2"> query: [</text:span><text:span text:style-name="T11">String</text:span><text:span text:style-name="T2">: </text:span><text:span text:style-name="T4">Any</text:span><text:span text:style-name="T2">] = [</text:span><text:span text:style-name="T7">kSecClass</text:span><text:span text:style-name="T2"> </text:span><text:span text:style-name="T4">as</text:span><text:span text:style-name="T2"> </text:span><text:span text:style-name="T11">String</text:span><text:span text:style-name="T2">: </text:span><text:span text:style-name="T7">kSecClassInternetPassword</text:span><text:span text:style-name="T2">,</text:span></text:p>
      <text:p text:style-name="P8"><text:span text:style-name="T2"><text:s text:c="36"/></text:span><text:span text:style-name="T7">kSecAttrServer</text:span><text:span text:style-name="T2"> </text:span><text:span text:style-name="T4">as</text:span><text:span text:style-name="T2"> </text:span><text:span text:style-name="T11">String</text:span><text:span text:style-name="T2">: </text:span><text:span text:style-name="T10">server</text:span><text:span text:style-name="T2">]</text:span></text:p>
      <text:p text:style-name="P8"><text:bookmark-start text:name="__DdeLink__1171_4140010065"/><text:span text:style-name="T2"><text:s text:c="8"/></text:span><text:span text:style-name="T4">let</text:span><text:span text:style-name="T2"> status = </text:span><text:span text:style-name="T7">SecItemDelete</text:span><text:span text:style-name="T2">(query </text:span><text:span text:style-name="T4">as</text:span><text:span text:style-name="T2"> </text:span><text:span text:style-name="T11">CFDictionary</text:span><text:span text:style-name="T2">)</text:span><text:bookmark-end text:name="__DdeLink__1171_4140010065"/></text:p>
      <text:p text:style-name="P8"><text:span text:style-name="T2"><text:s text:c="8"/></text:span></text:p>
      <text:p text:style-name="P8"><text:soft-page-break/><text:span text:style-name="T2"><text:s text:c="8"/></text:span><text:span text:style-name="T4">guard</text:span><text:span text:style-name="T2"> status </text:span><text:span text:style-name="T7">==</text:span><text:span text:style-name="T2"> </text:span><text:span text:style-name="T7">errSecSuccess</text:span><text:span text:style-name="T2"> </text:span><text:span text:style-name="T4">else</text:span><text:span text:style-name="T2"> { </text:span><text:span text:style-name="T7">print</text:span><text:span text:style-name="T2">(</text:span><text:span text:style-name="T6">"Error in deleteFromKeychain"</text:span><text:span text:style-name="T2">); </text:span><text:span text:style-name="T4">return</text:span><text:span text:style-name="T2">; }</text:span></text:p>
      <text:p text:style-name="P31"><text:span text:style-name="T2"><text:s text:c="4"/>}</text:span></text:p>
      <text:p text:style-name="P3"/>
      <text:p text:style-name="P30">We get the data which we want to update based on the server attribute.</text:p>
      <text:p text:style-name="P3"/>
      <text:p text:style-name="P14"><text:span text:style-name="T2"><text:s text:c="8"/></text:span><text:span text:style-name="T4">let</text:span><text:span text:style-name="T2"> query: [</text:span><text:span text:style-name="T11">String</text:span><text:span text:style-name="T2">: </text:span><text:span text:style-name="T4">Any</text:span><text:span text:style-name="T2">] = [</text:span><text:span text:style-name="T7">kSecClass</text:span><text:span text:style-name="T2"> </text:span><text:span text:style-name="T4">as</text:span><text:span text:style-name="T2"> </text:span><text:span text:style-name="T11">String</text:span><text:span text:style-name="T2">: </text:span><text:span text:style-name="T7">kSecClassInternetPassword</text:span><text:span text:style-name="T2">,</text:span></text:p>
      <text:p text:style-name="P6"><text:span text:style-name="T2"><text:s text:c="36"/></text:span><text:span text:style-name="T7">kSecAttrServer</text:span><text:span text:style-name="T2"> </text:span><text:span text:style-name="T4">as</text:span><text:span text:style-name="T2"> </text:span><text:span text:style-name="T11">String</text:span><text:span text:style-name="T2">: </text:span><text:span text:style-name="T10">server</text:span><text:span text:style-name="T2">]</text:span></text:p>
      <text:p text:style-name="P3"/>
      <text:p text:style-name="P32">We delete the data from the keychain with “SecItemDelete” method.</text:p>
      <text:p text:style-name="P32"/>
      <text:p text:style-name="P33"><text:span text:style-name="T2"><text:s text:c="8"/></text:span><text:span text:style-name="T4">let</text:span><text:span text:style-name="T2"> status = </text:span><text:span text:style-name="T7">SecItemDelete</text:span><text:span text:style-name="T2">(query </text:span><text:span text:style-name="T4">as</text:span><text:span text:style-name="T2"> </text:span><text:span text:style-name="T11">CFDictionary</text:span><text:span text:style-name="T2">)</text:span></text:p>
      <text:p text:style-name="P3"/>
      <text:p text:style-name="P34">If we ran the application, we would get this output.</text:p>
      <text:p text:style-name="P34"/>
      <text:p text:style-name="P34"><text:span text:style-name="T3">readFromKeychain: token1</text:span></text:p>
      <text:p text:style-name="P8"><text:span text:style-name="T3">readFromKeychain: email1@domain1.com</text:span></text:p>
      <text:p text:style-name="P8"><text:span text:style-name="T3">readFromKeychain: token2</text:span></text:p>
      <text:p text:style-name="P8"><text:span text:style-name="T3">readFromKeychain: email1@domain1.com</text:span></text:p>
      <text:p text:style-name="P34"><text:span text:style-name="T3">Error in readFromKeychai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7">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7:20:54.745923036</meta:creation-date>
    <dc:date>2019-11-30T23:31:53.809902936</dc:date>
    <meta:editing-duration>PT1H17M41S</meta:editing-duration>
    <meta:editing-cycles>17</meta:editing-cycles>
    <meta:generator>LibreOffice/6.2.4.2$MacOSX_X86_64 LibreOffice_project/2412653d852ce75f65fbfa83fb7e7b669a126d64</meta:generator>
    <meta:document-statistic meta:table-count="0" meta:image-count="0" meta:object-count="0" meta:page-count="6" meta:paragraph-count="130" meta:word-count="833" meta:character-count="7336" meta:non-whitespace-character-count="5235"/>
  </office:meta>
</office:document-meta>
</file>